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40000003205893A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6.912cm" svg:height="1.762cm" svg:x="0.888cm" svg:y="0.438cm">
          <draw:image xlink:href="Pictures/10000000000000C40000003205893A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11111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jourdan-n</meta:initial-creator>
    <meta:creation-date>2009-09-02T11:13:40</meta:creation-date>
    <dc:date>2014-11-25T17:04:46.469763961</dc:date>
    <meta:editing-cycles>33</meta:editing-cycles>
    <meta:editing-duration>PT5H2M46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